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/>
      <table:table table:name="bila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string" calcext:value-type="string">
            <text:p>A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6:42:31.250806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7-18T17:23:57.936167309</dc:date>
    <meta:editing-duration>PT13H2M9S</meta:editing-duration>
    <meta:editing-cycles>15</meta:editing-cycles>
    <meta:generator>LibreOffice/4.2.8.2$Linux_X86_64 LibreOffice_project/420m0$Build-2</meta:generator>
    <meta:document-statistic meta:table-count="1" meta:cell-count="63" meta:object-count="0"/>
  </office:meta>
</office:document-meta>
</file>